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-asian="Times New Roman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fo:font-weight="bold" style:font-name-asian="Times New Roman" style:font-weight-asian="bold" style:font-name-complex="Times New Roman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name-asian="Times New Roman" style:font-weight-asian="bold" style:font-name-complex="Times New Roman"/>
    </style:style>
    <style:style style:name="T2" style:family="text">
      <style:text-properties style:font-name-asian="Times New Roman" style:font-name-complex="Times New Roman"/>
    </style:style>
    <style:style style:name="T3" style:family="text">
      <style:text-properties style:text-position="sub 58%" style:font-name-asian="Times New Roman" style:font-name-complex="Times New Roman"/>
    </style:style>
    <style:style style:name="T4" style:family="text">
      <style:text-properties style:text-position="sub 58%" fo:font-style="italic" style:font-name-asian="Times New Roman" style:font-style-asian="italic" style:font-name-complex="Times New Roman"/>
    </style:style>
    <style:style style:name="T5" style:family="text">
      <style:text-properties style:text-position="sub 58%" fo:font-style="italic" fo:font-weight="bold" style:font-name-asian="Times New Roman" style:font-style-asian="italic" style:font-weight-asian="bold" style:font-name-complex="Times New Roman"/>
    </style:style>
    <style:style style:name="T6" style:family="text">
      <style:text-properties style:text-position="sub 58%" fo:font-weight="bold" style:font-name-asian="Times New Roman" style:font-weight-asian="bold" style:font-name-complex="Times New Roman"/>
    </style:style>
    <style:style style:name="T7" style:family="text">
      <style:text-properties style:text-underline-style="solid" style:text-underline-width="auto" style:text-underline-color="font-color" style:font-name-asian="Times New Roman" style:font-name-complex="Times New Roman"/>
    </style:style>
    <style:style style:name="T8" style:family="text">
      <style:text-properties fo:font-style="italic" style:font-name-asian="Times New Roman" style:font-style-asian="italic" style:font-name-complex="Times New Roman"/>
    </style:style>
    <style:style style:name="T9" style:family="text">
      <style:text-properties style:text-position="super 58%" style:font-name-asian="Times New Roman" style:font-name-complex="Times New Roman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Lesson 36</text:span></text:p>
      <text:p text:style-name="P3"><text:span text:style-name="T1">Motion of Charged Particles in Electric Fields</text:span></text:p>
      <text:p text:style-name="P5"/>
      <text:p text:style-name="Standard"><text:span text:style-name="T2">Consider a small positive charge q</text:span><text:span text:style-name="T3">1</text:span><text:span text:style-name="T2"> with a small mass m, in a vacuum a distance r from a </text:span><text:span text:style-name="T7">fixed</text:span><text:span text:style-name="T2"> positive charge q</text:span><text:span text:style-name="T3">2</text:span><text:span text:style-name="T2"> with mass m</text:span><text:span text:style-name="T3">2</text:span><text:span text:style-name="T2">.</text:span></text:p>
      <text:p text:style-name="P4"/>
      <text:p text:style-name="Standard"><text:span text:style-name="T2">q</text:span><text:span text:style-name="T3">2</text:span><text:span text:style-name="T2"><text:tab/><text:tab/>q</text:span><text:span text:style-name="T3">1</text:span><text:span text:style-name="T2">&gt;&gt;&gt;F</text:span><text:span text:style-name="T3">e<text:tab/><text:tab/></text:span><text:span text:style-name="T8">q</text:span><text:span text:style-name="T4">1</text:span><text:span text:style-name="T3"><text:line-break/></text:span><text:span text:style-name="T6">+</text:span><text:span text:style-name="T3"><text:tab/><text:tab/> </text:span><text:span text:style-name="T6">+<text:tab/><text:tab/></text:span><text:span text:style-name="T5">+<text:line-break/><text:tab/><text:tab/></text:span><text:span text:style-name="T2">v = 0 m/s<text:tab/>v = ?</text:span></text:p>
      <text:p text:style-name="Standard"><text:span text:style-name="T2">|-----------r</text:span><text:span text:style-name="T3">1</text:span><text:span text:style-name="T2">---------|</text:span></text:p>
      <text:p text:style-name="Standard"><text:span text:style-name="T2">|-----------------------r</text:span><text:span text:style-name="T3">2</text:span><text:bookmark text:name="_GoBack"/><text:span text:style-name="T2">--------------------|</text:span></text:p>
      <text:list xml:id="list4942169020685835387" text:style-name="WWNum1">
        <text:list-item>
          <text:p text:style-name="P1"><text:span text:style-name="T2">What type of energy does q</text:span><text:span text:style-name="T3">1</text:span><text:span text:style-name="T2"> initially have?</text:span></text:p>
        </text:list-item>
        <text:list-item>
          <text:p text:style-name="P1"><text:span text:style-name="T2">When q</text:span><text:span text:style-name="T3">1</text:span><text:span text:style-name="T2"> is released, what happens to some of this energy? Does it get converted to another form of energy? If so, what other type of energy does q</text:span><text:span text:style-name="T3">1</text:span><text:span text:style-name="T2"> now have?<text:line-break/></text:span></text:p>
        </text:list-item>
      </text:list>
      <text:list xml:id="list772832421265212130" text:style-name="WWNum2">
        <text:list-item>
          <text:p text:style-name="P2"><text:span text:style-name="T2">It has electric potential energy (E</text:span><text:span text:style-name="T3">e</text:span><text:span text:style-name="T2">).</text:span></text:p>
        </text:list-item>
        <text:list-item>
          <text:p text:style-name="P2"><text:span text:style-name="T2">When released, some of q</text:span><text:span text:style-name="T3">1</text:span><text:span text:style-name="T2">’s electrical potential energy is transformed into kinetic energy.</text:span></text:p>
        </text:list-item>
      </text:list>
      <text:p text:style-name="Standard"><text:span text:style-name="T1">Law of Conservation of Energy</text:span></text:p>
      <text:p text:style-name="Standard"><text:span text:style-name="T2">The total energy in a closed system remains constant.</text:span></text:p>
      <text:p text:style-name="P4"/>
      <text:p text:style-name="Standard"><text:span text:style-name="T1">Before q</text:span><text:span text:style-name="T6">1</text:span><text:span text:style-name="T1"> is released</text:span></text:p>
      <text:p text:style-name="Standard"><text:span text:style-name="T2">Et = Ee1 = (kq1q2)/r1 (v</text:span><text:span text:style-name="T3">1</text:span><text:span text:style-name="T2"> = 0 m/s)</text:span></text:p>
      <text:p text:style-name="Standard"><text:span text:style-name="T1">After it’s released</text:span></text:p>
      <text:p text:style-name="Standard"><draw:frame draw:style-name="fr1" text:anchor-type="as-char" svg:width="1.3972in" svg:height="0.1839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2">E</text:span><text:span text:style-name="T3">Tafter</text:span><text:span text:style-name="T2"> <text:tab/>= E</text:span><text:span text:style-name="T3">e2</text:span><text:span text:style-name="T2"> + E</text:span><text:span text:style-name="T3">k2</text:span></text:p>
      <text:p text:style-name="Standard"><text:span text:style-name="T2"><text:tab/>= ((kq</text:span><text:span text:style-name="T3">1</text:span><text:span text:style-name="T2">q</text:span><text:span text:style-name="T3">2</text:span><text:span text:style-name="T2">)/r) + (1/2 mv</text:span><text:span text:style-name="T9">2</text:span><text:span text:style-name="T2">)</text:span></text:p>
      <text:p text:style-name="Standard"><text:span text:style-name="T2">E</text:span><text:span text:style-name="T3">Tbefore</text:span><text:span text:style-name="T2"> = E</text:span><text:span text:style-name="T3">Tafter</text:span></text:p>
      <text:p text:style-name="Standard"><text:span text:style-name="T2">(kq1q2)/r1 = ((kq</text:span><text:span text:style-name="T3">1</text:span><text:span text:style-name="T2">q</text:span><text:span text:style-name="T3">2</text:span><text:span text:style-name="T2">)/r) + (1/2 mv</text:span><text:span text:style-name="T9">2</text:span><text:span text:style-name="T2">)</text:span></text:p>
      <text:p text:style-name="Standard"><text:span text:style-name="T2">-[((kq1q2)/r1) - ((kq</text:span><text:span text:style-name="T3">1</text:span><text:span text:style-name="T2">q</text:span><text:span text:style-name="T3">2</text:span><text:span text:style-name="T2">)/r)] = ½ mv</text:span><text:span text:style-name="T9">2</text:span></text:p>
      <text:p text:style-name="Standard"><text:span text:style-name="T2">E</text:span><text:span text:style-name="T3">k</text:span><text:span text:style-name="T2"> = -E</text:span><text:span text:style-name="T3">e</text:span></text:p>
      <text:p text:style-name="Standard"><text:span text:style-name="T2">This tels us that the charged particle moves in the electric field of q</text:span><text:span text:style-name="T3">2</text:span><text:span text:style-name="T2"> such that the potential energy is loses is equal to the potential energy it gains.</text:span></text:p>
      <text:p text:style-name="Standard"><text:soft-page-break/><text:span text:style-name="T1">Example</text:span></text:p>
      <text:p text:style-name="Standard"><text:span text:style-name="T2">A small pith ball of mass 1.0 x 10</text:span><text:span text:style-name="T9">5</text:span><text:span text:style-name="T2"> kg and charge 2.0 x 10</text:span><text:span text:style-name="T9">-9</text:span><text:span text:style-name="T2"> C is at rest 25 cm from a fixed positive charge of 5.0 x 10</text:span><text:span text:style-name="T9">-6</text:span><text:span text:style-name="T2"> C. Neglecting gravitational effects and air resistance, with what speed will the pith ball be moving when it is 50 cm from the other charge.</text:span></text:p>
      <text:p text:style-name="Standard"><text:span text:style-name="T1">H/W</text:span></text:p>
      <text:p text:style-name="Standard"><text:span text:style-name="T2">p. 368 #1-4</text:span></text:p>
      <text:p text:style-name="Standard"><text:span text:style-name="T2">Chapter Review<text:line-break/>p. 368 # 5,6,13<text:line-break/>p. 379 #21,30,31,3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style:font-name-complex="Times New Roman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dc:creator>Jack McCracken</dc:creator>
    <meta:editing-cycles>4</meta:editing-cycles>
    <meta:creation-date>2013-05-01T12:26:00</meta:creation-date>
    <dc:date>2013-05-01T13:47:00</dc:date>
    <meta:editing-duration>PT39S</meta:editing-duration>
    <meta:generator>LibreOffice/4.1.2.3$Linux_X86_64 LibreOffice_project/410m0$Build-3</meta:generator>
    <meta:document-statistic meta:table-count="0" meta:image-count="0" meta:object-count="1" meta:page-count="2" meta:paragraph-count="27" meta:word-count="272" meta:character-count="1423" meta:non-whitespace-character-count="117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>
  <semantics>
    <mrow>
      <mi mathvariant="italic">Type</mi>
      <mi mathvariant="italic">equation</mi>
      <mi>h</mi>
      <mi mathvariant="italic">ere</mi>
      <mn>.</mn>
    </mrow>
    <annotation encoding="StarMath 5.0">Type   equation   h ere .</annotation>
  </semantics>
</math>
</file>